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shapes>
          <draw:frame draw:z-index="0" draw:style-name="gr1" draw:text-style-name="P1" svg:width="15.996cm" svg:height="8.988cm" svg:x="13.93cm" svg:y="5.247cm">
            <draw:object draw:notify-on-update-of-ranges="List1.B1:List1.B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33000" calcext:value-type="float">
            <text:p>33000</text:p>
          </table:table-cell>
          <table:table-cell table:formula="of:=napeti/([.A1]+odporR1)*[.A1]" office:value-type="float" office:value="1.36125" calcext:value-type="float">
            <text:p>1,36125</text:p>
          </table:table-cell>
          <table:table-cell office:value-type="float" office:value="47000" calcext:value-type="float">
            <text:p>47000</text:p>
          </table:table-cell>
          <table:table-cell/>
          <table:table-cell office:value-type="float" office:value="3.3" calcext:value-type="float">
            <text:p>3,3</text:p>
          </table:table-cell>
          <table:table-cell/>
          <table:table-cell office:value-type="string" calcext:value-type="string">
            <text:p>https://www.longy.cz/delic-napeti-odporovy/</text:p>
          </table:table-cell>
        </table:table-row>
        <table:table-row table:style-name="ro1">
          <table:table-cell office:value-type="float" office:value="6570" calcext:value-type="float">
            <text:p>6570</text:p>
          </table:table-cell>
          <table:table-cell table:formula="of:=napeti/([.A2]+odporR1)*[.A2]" office:value-type="float" office:value="0.404722792607803" calcext:value-type="float">
            <text:p>0,404722792607803</text:p>
          </table:table-cell>
          <table:table-cell table:number-columns-repeated="5"/>
        </table:table-row>
        <table:table-row table:style-name="ro1">
          <table:table-cell office:value-type="float" office:value="8200" calcext:value-type="float">
            <text:p>8200</text:p>
          </table:table-cell>
          <table:table-cell table:formula="of:=napeti/([.A3]+odporR1)*[.A3]" office:value-type="float" office:value="0.490217391304348" calcext:value-type="float">
            <text:p>0,490217391304348</text:p>
          </table:table-cell>
          <table:table-cell table:number-columns-repeated="5"/>
        </table:table-row>
        <table:table-row table:style-name="ro1">
          <table:table-cell office:value-type="float" office:value="891" calcext:value-type="float">
            <text:p>891</text:p>
          </table:table-cell>
          <table:table-cell table:formula="of:=napeti/([.A4]+odporR1)*[.A4]" office:value-type="float" office:value="0.0613956693324424" calcext:value-type="float">
            <text:p>0,0613956693324424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napeti/([.A5]+odporR1)*[.A5]" office:value-type="float" office:value="0.06875" calcext:value-type="float">
            <text:p>0,06875</text:p>
          </table:table-cell>
          <table:table-cell table:number-columns-repeated="5"/>
        </table:table-row>
        <table:table-row table:style-name="ro1">
          <table:table-cell office:value-type="float" office:value="688" calcext:value-type="float">
            <text:p>688</text:p>
          </table:table-cell>
          <table:table-cell table:formula="of:=napeti/([.A6]+odporR1)*[.A6]" office:value-type="float" office:value="0.0476094614997484" calcext:value-type="float">
            <text:p>0,0476094614997484</text:p>
          </table:table-cell>
          <table:table-cell table:number-columns-repeated="5"/>
        </table:table-row>
        <table:table-row table:style-name="ro1">
          <table:table-cell office:value-type="float" office:value="2200" calcext:value-type="float">
            <text:p>2200</text:p>
          </table:table-cell>
          <table:table-cell table:formula="of:=napeti/([.A7]+odporR1)*[.A7]" office:value-type="float" office:value="0.147560975609756" calcext:value-type="float">
            <text:p>0,147560975609756</text:p>
          </table:table-cell>
          <table:table-cell table:number-columns-repeated="5"/>
        </table:table-row>
        <table:table-row table:style-name="ro1">
          <table:table-cell office:value-type="float" office:value="1410" calcext:value-type="float">
            <text:p>1410</text:p>
          </table:table-cell>
          <table:table-cell table:formula="of:=napeti/([.A8]+odporR1)*[.A8]" office:value-type="float" office:value="0.0961165048543689" calcext:value-type="float">
            <text:p>0,0961165048543689</text:p>
          </table:table-cell>
          <table:table-cell table:number-columns-repeated="5"/>
        </table:table-row>
        <table:table-row table:style-name="ro1">
          <table:table-cell office:value-type="float" office:value="3900" calcext:value-type="float">
            <text:p>3900</text:p>
          </table:table-cell>
          <table:table-cell table:formula="of:=napeti/([.A9]+odporR1)*[.A9]" office:value-type="float" office:value="0.252848722986248" calcext:value-type="float">
            <text:p>0,252848722986248</text:p>
          </table:table-cell>
          <table:table-cell table:number-columns-repeated="5"/>
        </table:table-row>
        <table:table-row table:style-name="ro1">
          <table:table-cell office:value-type="float" office:value="3140" calcext:value-type="float">
            <text:p>3140</text:p>
          </table:table-cell>
          <table:table-cell table:formula="of:=napeti/([.A10]+odporR1)*[.A10]" office:value-type="float" office:value="0.20666134822497" calcext:value-type="float">
            <text:p>0,20666134822497</text:p>
          </table:table-cell>
          <table:table-cell table:number-columns-repeated="5"/>
        </table:table-row>
        <table:table-row table:style-name="ro1">
          <table:table-cell office:value-type="float" office:value="16000" calcext:value-type="float">
            <text:p>16000</text:p>
          </table:table-cell>
          <table:table-cell table:formula="of:=napeti/([.A11]+odporR1)*[.A11]" office:value-type="float" office:value="0.838095238095238" calcext:value-type="float">
            <text:p>0,838095238095238</text:p>
          </table:table-cell>
          <table:table-cell table:number-columns-repeated="5"/>
        </table:table-row>
        <table:table-row table:style-name="ro1">
          <table:table-cell office:value-type="float" office:value="14120" calcext:value-type="float">
            <text:p>14120</text:p>
          </table:table-cell>
          <table:table-cell table:formula="of:=napeti/([.A12]+odporR1)*[.A12]" office:value-type="float" office:value="0.762369109947644" calcext:value-type="float">
            <text:p>0,762369109947644</text:p>
          </table:table-cell>
          <table:table-cell table:number-columns-repeated="5"/>
        </table:table-row>
        <table:table-row table:style-name="ro1">
          <table:table-cell office:value-type="float" office:value="120000" calcext:value-type="float">
            <text:p>120000</text:p>
          </table:table-cell>
          <table:table-cell table:formula="of:=napeti/([.A13]+odporR1)*[.A13]" office:value-type="float" office:value="2.37125748502994" calcext:value-type="float">
            <text:p>2,37125748502994</text:p>
          </table:table-cell>
          <table:table-cell table:number-columns-repeated="5"/>
        </table:table-row>
        <table:table-row table:style-name="ro1">
          <table:table-cell office:value-type="float" office:value="42120" calcext:value-type="float">
            <text:p>42120</text:p>
          </table:table-cell>
          <table:table-cell table:formula="of:=napeti/([.A14]+odporR1)*[.A14]" office:value-type="float" office:value="1.55964991023339" calcext:value-type="float">
            <text:p>1,55964991023339</text:p>
          </table:table-cell>
          <table:table-cell table:number-columns-repeated="5"/>
        </table:table-row>
        <table:table-row table:style-name="ro1">
          <table:table-cell office:value-type="float" office:value="64900" calcext:value-type="float">
            <text:p>64900</text:p>
          </table:table-cell>
          <table:table-cell table:formula="of:=napeti/([.A15]+odporR1)*[.A15]" office:value-type="float" office:value="1.91394101876676" calcext:value-type="float">
            <text:p>1,91394101876676</text:p>
          </table:table-cell>
          <table:table-cell table:number-columns-repeated="5"/>
        </table:table-row>
        <table:table-row table:style-name="ro1">
          <table:table-cell office:value-type="float" office:value="21880" calcext:value-type="float">
            <text:p>21880</text:p>
          </table:table-cell>
          <table:table-cell table:formula="of:=napeti/([.A16]+odporR1)*[.A16]" office:value-type="float" office:value="1.04825783972125" calcext:value-type="float">
            <text:p>1,04825783972125</text:p>
          </table:table-cell>
          <table:table-cell table:number-columns-repeated="5"/>
        </table:table-row>
      </table:table>
      <table:named-expressions>
        <table:named-range table:name="napeti" table:base-cell-address="$List1.$E$1" table:cell-range-address="$List1.$E$1"/>
        <table:named-range table:name="odporR1" table:base-cell-address="$List1.$C$1" table:cell-range-address="$List1.$C$1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6T22:39:04.557000000</meta:creation-date>
    <dc:date>2024-04-10T09:32:21.092000000</dc:date>
    <meta:editing-duration>PT20M18S</meta:editing-duration>
    <meta:editing-cycles>2</meta:editing-cycles>
    <meta:generator>Open_Xlsx_PLUS/7.4.0.3$Windows_X86_64 LibreOffice_project/</meta:generator>
    <meta:document-statistic meta:table-count="1" meta:cell-count="35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7cm" svg:height="8.989cm" xlink:href=".." xlink:type="simple" chart:class="chart:bar" chart:style-name="ch1">
        <chart:legend chart:legend-position="end" svg:x="13.633cm" svg:y="4.192cm" style:legend-expansion="high" chart:style-name="ch2"/>
        <chart:plot-area chart:style-name="ch3" table:cell-range-address="List1.B1:List1.B16" svg:x="0.319cm" svg:y="0.179cm" svg:width="12.995cm" svg:height="8.631cm">
          <chart:coordinate-region svg:x="1.057cm" svg:y="0.381cm" svg:width="12.257cm" svg:height="7.7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ist1.B1:List1.B16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6125">
                <text:p>1.36125</text:p>
                <draw:g>
                  <svg:desc>List1.B1:Lis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04722792607803">
                <text:p>0.4047227926078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0217391304348">
                <text:p>0.4902173913043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13956693324424">
                <text:p>0.06139566933244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75">
                <text:p>0.06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76094614997484">
                <text:p>0.04760946149974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47560975609756">
                <text:p>0.1475609756097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61165048543689">
                <text:p>0.09611650485436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52848722986248">
                <text:p>0.2528487229862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666134822497">
                <text:p>0.2066613482249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38095238095238">
                <text:p>0.8380952380952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2369109947644">
                <text:p>0.7623691099476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7125748502994">
                <text:p>2.37125748502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55964991023339">
                <text:p>1.559649910233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1394101876676">
                <text:p>1.913941018766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4825783972125">
                <text:p>1.04825783972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Open_Xlsx_PLUS/7.4.0.3$Windows_X86_64 LibreOffice_project/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